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 style:list-style-name="L1">
      <style:text-properties fo:font-size="16pt" style:font-size-asian="16pt" style:font-size-complex="16pt"/>
    </style:style>
    <style:style style:name="P3" style:family="paragraph" style:parent-style-name="Standard" style:list-style-name="L1">
      <style:text-properties fo:font-size="16pt" style:font-size-asian="16pt" style:font-size-complex="16pt"/>
    </style:style>
    <style:style style:name="P4" style:family="paragraph" style:parent-style-name="Standard" style:list-style-name="L1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0pt" style:font-size-asian="8.75pt" style:font-size-complex="10pt"/>
    </style:style>
    <style:style style:name="P6" style:family="paragraph" style:parent-style-name="Standard" style:list-style-name="L1">
      <style:paragraph-properties fo:margin-left="0.4925in" fo:margin-right="0in" fo:text-indent="0in" style:auto-text-indent="false"/>
    </style:style>
    <style:style style:name="P7" style:family="paragraph" style:parent-style-name="Standard" style:list-style-name="L1">
      <style:paragraph-properties fo:margin-left="0.4925in" fo:margin-right="0in" fo:text-indent="0in" style:auto-text-indent="false"/>
      <style:text-properties fo:font-size="16pt" style:font-size-asian="16pt" style:font-size-complex="16pt"/>
    </style:style>
    <style:style style:name="P8" style:family="paragraph" style:parent-style-name="Standard" style:list-style-name="L1">
      <style:paragraph-properties fo:margin-left="0.4925in" fo:margin-right="0in" fo:text-indent="0in" style:auto-text-indent="false"/>
      <style:text-properties fo:font-size="16pt" style:font-size-asian="16pt" style:font-size-complex="16pt"/>
    </style:style>
    <style:style style:name="P9" style:family="paragraph" style:parent-style-name="Standard" style:list-style-name="L1">
      <style:paragraph-properties fo:margin-left="0.4925in" fo:margin-right="0in" fo:text-indent="0in" style:auto-text-indent="false"/>
      <style:text-properties fo:font-size="16pt" style:font-size-asian="16pt" style:font-size-complex="16pt"/>
    </style:style>
    <style:style style:name="P10" style:family="paragraph" style:parent-style-name="Standard" style:list-style-name="L1">
      <style:paragraph-properties fo:margin-left="0.4925in" fo:margin-right="0in" fo:text-indent="0in" style:auto-text-indent="false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size="16pt" style:font-size-asian="16pt" style:font-size-complex="16pt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size="10pt" style:font-size-asian="8.75pt" style:font-size-complex="10pt"/>
    </style:style>
    <style:style style:name="T1" style:family="text">
      <style:text-properties style:font-name="Arial" fo:font-size="16pt" fo:font-weight="normal" style:font-size-asian="16pt" style:font-weight-asian="normal" style:font-size-complex="16pt" style:font-weight-complex="normal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6pt" style:text-underline-style="none" fo:font-weight="normal" style:font-size-asian="16pt" style:font-weight-asian="normal" style:font-size-complex="16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font-size-asian="16pt"/>
    </style:style>
    <style:style style:name="T9" style:family="text">
      <style:text-properties style:font-size-complex="16pt"/>
    </style:style>
    <style:style style:name="T10" style:family="text">
      <style:text-properties fo:color="#000000" style:font-name="Arial" fo:font-size="16pt" style:text-underline-style="none" fo:font-weight="normal" style:font-size-asian="16pt" style:font-weight-asian="normal" style:font-size-complex="16pt" style:font-weight-complex="normal"/>
    </style:style>
    <style:style style:name="T11" style:family="text">
      <style:text-properties fo:color="#000000" style:font-name="Times New Roman" fo:font-size="16pt" style:text-underline-style="none" fo:font-weight="normal" style:font-size-asian="16pt" style:font-weight-asian="normal" style:font-size-complex="16pt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,</text:p>
      <text:p text:style-name="P1">So you have breast cancer. <text:s/></text:p>
      <text:list text:style-name="L1">
        <text:list-item>
          <text:p text:style-name="P2">First, don't worry. <text:s/>As long as the cancer does <text:span text:style-name="T4">not</text:span> spread to other parts of your body, you got <text:span text:style-name="T4">plenty of time</text:span> to deal with the root cause of the cancer. <text:s/>Don't panic. </text:p>
        </text:list-item>
        <text:list-item>
          <text:p text:style-name="P2">Second, your doctors will only treat the symptoms of cancer, not the cause. <text:s/>Why? <text:s/>Drugs and surgery is all they study in Medical School. <text:s/>They will pump you full of drugs, rip you apart in surgery, then tell you are going to be fine. <text:s/>Try to use their treatment (drugs and surgery) as a the <text:span text:style-name="T7">very last </text:span>resort.</text:p>
        </text:list-item>
        <text:list-item>
          <text:p text:style-name="P4">For the next 4 months, take:</text:p>
        </text:list-item>
        <text:list-item>
          <text:p text:style-name="P6"><text:span text:style-name="T6">Vitamin D3 – 5,000 to 10,000 I.u. <text:s/>The brand is called “30 minutes of Sunshine” and can be bought at: <text:s/></text:span><text:a xlink:type="simple" xlink:href="http://www.LifespanNutrition.com/"><text:span text:style-name="T1">www.LifespanNutrition.com</text:span></text:a><text:a xlink:type="simple" xlink:href="http://www.LifespanNutrition.com/"><text:span text:style-name="T3"> </text:span></text:a><text:a xlink:type="simple" xlink:href="http://www.LifespanNutrition.com/"><text:span text:style-name="T11">This is the most effective Vitamin D3 I could fine. <text:s/>It is incredibly important to fight most cancers.</text:span></text:a></text:p>
        </text:list-item>
        <text:list-item>
          <text:p text:style-name="P7">Omega-3 fish oils. <text:s/>The Vitamin Shoppe has these for $13 for 130 capsules. <text:s/>Ask my mom's friends how to buy it. <text:s/>2,000 mg – 3 times a day... or more. <text:s/>This boosts your immune system to help deal with the cancer.</text:p>
        </text:list-item>
        <text:list-item>
          <text:p text:style-name="P7">IP-6. <text:s/>Attached are the instructions. <text:s/>This is VERY important. After menopause, you lose your menstrual bleeding. <text:s/>Menstrual bleeding helps control iron levels in women is the MAIN reason why women are generally healthier than men. <text:s/>After menopause, you begin to have excess iron. <text:s/>The excess iron is used by bacteria, viruses, and tumors. <text:s/>IP-6 helps to control iron levels safely if you follow the attached instructions.</text:p>
        </text:list-item>
        <text:list-item>
          <text:p text:style-name="P6"><text:span text:style-name="T6">Longevinex – Red wine extract. <text:s/>This gives Vitamin D3 the ability to penetrate and harm the tumor without negative side effects. Read more in the attached papers. <text:s/></text:span><text:span text:style-name="T2">www.Longevinex.com</text:span></text:p>
        </text:list-item>
        <text:list-item>
          <text:p text:style-name="P7">quercetin – Helps to control iron levels and fights infections. 500 mg.</text:p>
        </text:list-item>
      </text:list>
      <text:p text:style-name="P11"/>
      <text:p text:style-name="P11">I posted my favorite brands at the best prices over at:</text:p>
      <text:p text:style-name="P13"/>
      <text:p text:style-name="P12">tinyurl.com/yvrp6p</text:p>
      <text:p text:style-name="P5"/>
      <text:p text:style-name="P1">Check under the heading that says, “Adultos / Todos los Dias”. <text:s/></text:p>
      <text:p text:style-name="P1"/>
      <text:p text:style-name="P1">If you follow these instructions your immune system will be stronger and your iron levels would be more balanced. <text:s/>This will prevent the tumors from using it to grow. <text:s/>Best case scenario is the tumor becomes a ball of dead cells. </text:p>
      <text:p text:style-name="P1"/>
      <text:p text:style-name="Standard"><text:span text:style-name="T6">Go to </text:span><text:a xlink:type="simple" xlink:href="http://www.KnowledgeOfHealth.com/"><text:span text:style-name="T6">www.KnowledgeOfHealth.com</text:span></text:a><text:span text:style-name="T6">. <text:s/>On the left hand side, under “Contents”, click “Cancer” for more complete information and the latest studi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3335in" fo:margin-bottom="0.2917in" fo:margin-left="0.3437in" fo:margin-right="0.385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Diego</meta:initial-creator>
    <meta:creation-date>2008-05-20T04:05:42</meta:creation-date>
    <dc:creator>Diego</dc:creator>
    <dc:date>2008-05-20T04:30:24</dc:date>
    <meta:editing-cycles>1</meta:editing-cycles>
    <meta:editing-duration>PT8M2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372" meta:character-count="2163"/>
  </office:meta>
</office:document-meta>
</file>